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1" style:parent-style-name="Standard" style:family="paragraph">
      <style:text-properties officeooo:paragraph-rsid="0088d14b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5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6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2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2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2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3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3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3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4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46554544"/><text:span text:style-name="T8">SISTEMA A MUESTREAR: </text:span><text:span text:style-name="T10">Agua Marina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5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6">Parámetros a contratar</text:p>
            </table:table-cell>
            <table:table-cell office:value-type="string" table:style-name="Table2.C1">
              <text:p text:style-name="P27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6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9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21"/>
        <text:p><office:annotation><dc:creator>POD</dc:creator><dc:date>2015-03-12T16:32:07</dc:date><text:p>Error while evaluating expression "loop.i.nb &lt; (loop.i.length-1) and i&gt;1from '&lt;text:p text:style-name="podPageBreak"&gt;&lt;/text:p&gt;'". SyntaxError: invalid syntax (&lt;string&gt;, line 1)</text:p><text:p>   File "/home/david/Documents/AutomatizaciónFL/Oficial/appy/pod/actions.py", line 87, in _evalExpr</text:p><text:p>    res = eval(expr, context)</text:p><text:p> &lt;type 'exceptions.SyntaxError'&gt;: invalid syntax (&lt;string&gt;, line 1)</text:p></office:annotation></text:p>
      </text:section>
      <text:section text:style-name="Sect1" text:name="Section Matriz 1">
        <text:p text:style-name="P18"><text:span text:style-name="T8"/><text:change-end text:change-id="ct46554544"/><text:span text:style-name="T8">SISTEMA A MUESTREAR: </text:span><text:span text:style-name="T10">Sedimento Marino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5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6">Parámetros a contratar</text:p>
            </table:table-cell>
            <table:table-cell office:value-type="string" table:style-name="Table2.C1">
              <text:p text:style-name="P27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6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9"><text:span text:style-name="T18">Observaciones</text:span>: </text:p>
            </table:table-cell>
          </table:table-row>
          <table:table-row>
            <table:table-cell office:value-type="string" table:style-name="Table4.A2">
              <text:p>Se dobla cantidad de muestras de nitrito</text:p>
              <text:p>Se dobla cantidad de muestras de nitrato</text:p>
            </table:table-cell>
          </table:table-row>
        </table:table>
        <text:p text:style-name="P21"/>
        <text:p><office:annotation><dc:creator>POD</dc:creator><dc:date>2015-03-12T16:32:07</dc:date><text:p>Error while evaluating expression "loop.i.nb &lt; (loop.i.length-1) and i&gt;1from '&lt;text:p text:style-name="podPageBreak"&gt;&lt;/text:p&gt;'". SyntaxError: invalid syntax (&lt;string&gt;, line 1)</text:p><text:p>   File "/home/david/Documents/AutomatizaciónFL/Oficial/appy/pod/actions.py", line 87, in _evalExpr</text:p><text:p>    res = eval(expr, context)</text:p><text:p> &lt;type 'exceptions.SyntaxError'&gt;: invalid syntax (&lt;string&gt;, line 1)</text:p></office:annotation></text:p>
      </text:section>
      <text:section text:style-name="Sect1" text:name="Section Equipos">
        <text:p text:style-name="P31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8">Cantidad</text:p>
            </table:table-cell>
            <table:table-cell office:value-type="string" table:style-name="Table5.B1">
              <text:p text:style-name="P28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3</text:p>
            </table:table-cell>
            <table:table-cell office:value-type="string" table:style-name="Table5.B2">
              <text:p text:style-name="P7">Botella Van Dorn (11L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Mensajeros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Draga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0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31:45.435199051</dc:date>
    <meta:editing-duration>PT23H22M14S</meta:editing-duration>
    <meta:editing-cycles>98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